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a xlink:href="https://github.com/ELMART3GA/esercizi_HTML2"><text:span text:style-name="T1">https://github.com/ELMART3GA/esercizi_HTML2</text:span></text:a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